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05536f" style:font-size-asian="18pt" style:font-size-complex="18pt"/>
    </style:style>
    <style:style style:name="P3" style:family="paragraph" style:parent-style-name="Standard">
      <style:text-properties fo:color="#5b277d" loext:opacity="100%" fo:font-size="18pt" style:font-size-asian="18pt" style:font-size-complex="18pt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ent/produits</text:p>
      <text:p text:style-name="P1">├── <text:span text:style-name="T1">_index.md</text:span></text:p>
      <text:p text:style-name="P1">├── <text:span text:style-name="T1">nettoyage</text:span></text:p>
      <text:p text:style-name="P1">│ <text:s text:c="2"/>├── bassine.jpg</text:p>
      <text:p text:style-name="P1">│ <text:s text:c="2"/>├── bassine.md</text:p>
      <text:p text:style-name="P1">│ <text:s text:c="2"/>├── _index.md</text:p>
      <text:p text:style-name="P1">│ <text:s text:c="2"/>├── lingette.md</text:p>
      <text:p text:style-name="P1">│ <text:s text:c="2"/>├── nettoyage.jpg</text:p>
      <text:p text:style-name="P1">│ <text:s text:c="2"/>├── seau-10-litres.jpg</text:p>
      <text:p text:style-name="P1">│ <text:s text:c="2"/>├── seau-10-litres.md</text:p>
      <text:p text:style-name="P1">│ <text:s text:c="2"/>├── seau-5-litres.jpg</text:p>
      <text:p text:style-name="P1">│ <text:s text:c="2"/>└── seau-5-litres.md</text:p>
      <text:p text:style-name="P1">├── <text:span text:style-name="T1">peinture</text:span></text:p>
      <text:p text:style-name="P2">└── <text:span text:style-name="T1">visserie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23:12:19.377488465</meta:creation-date>
    <dc:date>2025-04-08T08:57:05.522129738</dc:date>
    <meta:editing-duration>PT4M1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36" meta:character-count="260" meta:non-whitespace-character-count="220"/>
  </office:meta>
</office:document-meta>
</file>